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orphans="0"/>
    </style:style>
    <style:style style:name="P2" style:family="paragraph" style:parent-style-name="Standard">
      <style:paragraph-properties fo:orphans="1"/>
    </style:style>
    <style:style style:name="P3" style:family="paragraph" style:parent-style-name="Standard">
      <style:paragraph-properties fo:orphans="2"/>
    </style:style>
    <style:style style:name="P4" style:family="paragraph" style:parent-style-name="Standard">
      <style:paragraph-properties fo:orphans="3"/>
    </style:style>
    <style:style style:name="P5" style:family="paragraph" style:parent-style-name="Standard">
      <style:paragraph-properties fo:orphans="4"/>
    </style:style>
    <style:style style:name="P6" style:family="paragraph" style:parent-style-name="Standard">
      <style:paragraph-properties fo:orphans="5"/>
    </style:style>
    <style:style style:name="P7" style:family="paragraph" style:parent-style-name="Standard">
      <style:paragraph-properties fo:orphans="6"/>
    </style:style>
    <style:style style:name="P8" style:family="paragraph" style:parent-style-name="Standard">
      <style:paragraph-properties fo:orphans="7"/>
    </style:style>
    <style:style style:name="P9" style:family="paragraph" style:parent-style-name="Standard">
      <style:paragraph-properties fo:orphans="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jörn Wilmsmann</text:p>
      <text:p text:style-name="P1">10:54</text:p>
      <text:p text:style-name="P1"><text:a xlink:type="simple" xlink:href="https://angular.io/guide/creating-libraries#using-your-own-library-in-apps" office:target-frame-name="_blank" xlink:show="new" text:style-name="Internet_20_link" text:visited-style-name="Visited_20_Internet_20_Link">https://angular.io/guide/creating-libraries#using-your-own-library-in-apps</text:a></text:p>
      <text:p text:style-name="P2">Björn Wilmsmann</text:p>
      <text:p text:style-name="P2">10:56</text:p>
      <text:p text:style-name="P2"><text:a xlink:type="simple" xlink:href="https://angular.io/guide/schematics" office:target-frame-name="_blank" xlink:show="new" text:style-name="Internet_20_link" text:visited-style-name="Visited_20_Internet_20_Link">https://angular.io/guide/schematics</text:a></text:p>
      <text:p text:style-name="P3">Björn Wilmsmann</text:p>
      <text:p text:style-name="P3">10:57</text:p>
      <text:p text:style-name="P3"><text:a xlink:type="simple" xlink:href="https://angular.io/guide/schematics-for-libraries" office:target-frame-name="_blank" xlink:show="new" text:style-name="Internet_20_link" text:visited-style-name="Visited_20_Internet_20_Link">https://angular.io/guide/schematics-for-libraries</text:a></text:p>
      <text:p text:style-name="P4">Björn Wilmsmann</text:p>
      <text:p text:style-name="P4">12:44</text:p>
      <text:p text:style-name="P4">Observable.fromPromise</text:p>
      <text:p text:style-name="P5">Dennis Rood</text:p>
      <text:p text:style-name="P5">12:52</text:p>
      <text:p text:style-name="P5">If you are using RxJS 6.0.0: import { from } from 'rxjs'; const observable = from(promise);</text:p>
      <text:p text:style-name="P6">Björn Wilmsmann</text:p>
      <text:p text:style-name="P6">12:53</text:p>
      <text:p text:style-name="P6">const observable = new Observable(function subscribe(subscriber) { const id = setInterval(() =&gt; { subscriber.next('hi') }, 1000); });</text:p>
      <text:p text:style-name="P7">Björn Wilmsmann</text:p>
      <text:p text:style-name="P7">13:00</text:p>
      <text:p text:style-name="P7">tap</text:p>
      <text:p text:style-name="P8">Dennis Rood</text:p>
      <text:p text:style-name="P8">13:04</text:p>
      <text:p text:style-name="P8">forkjoin</text:p>
      <text:p text:style-name="P9">Bernd</text:p>
      <text:p text:style-name="P9">13:07</text:p>
      <text:p text:style-name="P9">const observable = forkJoin([ this.planningService.getTagTypeOptions(TagType.Department), this.planningService.getDailyDeviceProduction(productionRequest), this.planningService.getUserAvailabilities(availabilityRequestData) ]); observable.subscribe({ next: value =&gt; { this.setDropDownOptions(value[0]); this.createOverviewData(value[1], value[2]); }, complete: () =&gt; {}, error: () =&gt; { } });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08T13:08:00.044000000</meta:creation-date>
    <dc:date>2021-09-08T13:08:33.226000000</dc:date>
    <meta:editing-duration>PT33S</meta:editing-duration>
    <meta:editing-cycles>1</meta:editing-cycles>
    <meta:document-statistic meta:table-count="0" meta:image-count="0" meta:object-count="0" meta:page-count="1" meta:paragraph-count="27" meta:word-count="92" meta:character-count="968" meta:non-whitespace-character-count="903"/>
    <meta:generator>LibreOffice/6.4.1.2$Windows_X86_64 LibreOffice_project/4d224e95b98b138af42a64d84056446d09082932</meta:generator>
  </office:meta>
</office:document-meta>
</file>